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language="es" fo:country="ES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Amenaza:</text:p>
        </text:list-item>
      </text:list>
      <text:section text:style-name="Sect1" text:name="intro">
        <text:list text:continue-numbering="true" text:style-name="L1">
          <text:list-item>
            <text:p text:style-name="P1">Agente de la amenaza:</text:p>
          </text:list-item>
          <text:list-item>
            <text:p text:style-name="P1">Impacto:</text:p>
          </text:list-item>
          <text:list-item>
            <text:p text:style-name="P1">Vulnerabilidad:</text:p>
          </text:list-item>
          <text:list-item>
            <text:p text:style-name="P1">Control:</text:p>
          </text:list-item>
          <text:list-item>
            <text:p text:style-name="P1">Riesgo residual:</text:p>
          </text:list-item>
          <text:list-item>
            <text:p text:style-name="P1">Activo: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47:52.838497816</meta:creation-date>
    <dc:date>2023-09-22T10:57:15.824043445</dc:date>
    <meta:editing-duration>PT4M12S</meta:editing-duration>
    <meta:editing-cycles>1</meta:editing-cycles>
    <meta:document-statistic meta:table-count="0" meta:image-count="0" meta:object-count="0" meta:page-count="1" meta:paragraph-count="7" meta:word-count="18" meta:character-count="90" meta:non-whitespace-character-count="86"/>
    <meta:generator>LibreOffice/7.6.1.2$Linux_X86_64 LibreOffice_project/60$Build-2</meta:generator>
  </office:meta>
</office:document-meta>
</file>